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2C Prefetch</text:p>
          </table:table-cell>
          <table:table-cell office:value-type="string" calcext:value-type="string">
            <text:p>LLC Prefetch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Addresses Passed</text:p>
          </table:table-cell>
          <table:table-cell office:value-type="string" calcext:value-type="string">
            <text:p>L2C Accuracy</text:p>
          </table:table-cell>
          <table:table-cell office:value-type="string" calcext:value-type="string">
            <text:p>LLC Accuracy</text:p>
          </table:table-cell>
        </table:table-row>
        <table:table-row table:style-name="ro1">
          <table:table-cell/>
          <table:table-cell office:value-type="string" calcext:value-type="string">
            <text:p>SPP</text:p>
          </table:table-cell>
          <table:table-cell office:value-type="float" office:value="69125517" calcext:value-type="float">
            <text:p>69125517</text:p>
          </table:table-cell>
          <table:table-cell office:value-type="float" office:value="174717070" calcext:value-type="float">
            <text:p>174717070</text:p>
          </table:table-cell>
          <table:table-cell office:value-type="float" office:value="65.034807" calcext:value-type="float">
            <text:p>65.034807</text:p>
          </table:table-cell>
          <table:table-cell office:value-type="float" office:value="417589465" calcext:value-type="float">
            <text:p>417589465</text:p>
          </table:table-cell>
          <table:table-cell office:value-type="float" office:value="0.9740915" calcext:value-type="float">
            <text:p>0.9740915</text:p>
          </table:table-cell>
          <table:table-cell office:value-type="float" office:value="0.4720294" calcext:value-type="float">
            <text:p>0.4720294</text:p>
          </table:table-cell>
        </table:table-row>
        <table:table-row table:style-name="ro1">
          <table:table-cell/>
          <table:table-cell office:value-type="string" calcext:value-type="string">
            <text:p>SPP Critical Less BW</text:p>
          </table:table-cell>
          <table:table-cell office:value-type="float" office:value="68740177" calcext:value-type="float">
            <text:p>68740177</text:p>
          </table:table-cell>
          <table:table-cell office:value-type="float" office:value="166672505" calcext:value-type="float">
            <text:p>166672505</text:p>
          </table:table-cell>
          <table:table-cell office:value-type="float" office:value="64.960322" calcext:value-type="float">
            <text:p>64.960322</text:p>
          </table:table-cell>
          <table:table-cell office:value-type="float" office:value="340302217" calcext:value-type="float">
            <text:p>340302217</text:p>
          </table:table-cell>
          <table:table-cell office:value-type="float" office:value="0.9834184" calcext:value-type="float">
            <text:p>0.9834184</text:p>
          </table:table-cell>
          <table:table-cell office:value-type="float" office:value="0.4498663" calcext:value-type="float">
            <text:p>0.4498663</text:p>
          </table:table-cell>
        </table:table-row>
        <table:table-row table:style-name="ro1">
          <table:table-cell/>
          <table:table-cell office:value-type="string" calcext:value-type="string">
            <text:p>SPP Critical High BW </text:p>
          </table:table-cell>
          <table:table-cell office:value-type="float" office:value="174321862" calcext:value-type="float">
            <text:p>174321862</text:p>
          </table:table-cell>
          <table:table-cell office:value-type="float" office:value="238089927" calcext:value-type="float">
            <text:p>238089927</text:p>
          </table:table-cell>
          <table:table-cell office:value-type="float" office:value="66.007741" calcext:value-type="float">
            <text:p>66.007741</text:p>
          </table:table-cell>
          <table:table-cell office:value-type="float" office:value="342352453" calcext:value-type="float">
            <text:p>342352453</text:p>
          </table:table-cell>
          <table:table-cell office:value-type="float" office:value="0.805263066" calcext:value-type="float">
            <text:p>0.805263066</text:p>
          </table:table-cell>
          <table:table-cell office:value-type="float" office:value="0.107340354" calcext:value-type="float">
            <text:p>0.107340354</text:p>
          </table:table-cell>
        </table:table-row>
        <table:table-row table:style-name="ro1">
          <table:table-cell/>
          <table:table-cell office:value-type="string" calcext:value-type="string">
            <text:p>SPP Critical</text:p>
          </table:table-cell>
          <table:table-cell office:value-type="float" office:value="67459372" calcext:value-type="float">
            <text:p>67459372</text:p>
          </table:table-cell>
          <table:table-cell office:value-type="float" office:value="167566736" calcext:value-type="float">
            <text:p>167566736</text:p>
          </table:table-cell>
          <table:table-cell office:value-type="float" office:value="64.888074" calcext:value-type="float">
            <text:p>64.888074</text:p>
          </table:table-cell>
          <table:table-cell office:value-type="float" office:value="229872718" calcext:value-type="float">
            <text:p>229872718</text:p>
          </table:table-cell>
          <table:table-cell office:value-type="float" office:value="0.9740915" calcext:value-type="float">
            <text:p>0.9740915</text:p>
          </table:table-cell>
          <table:table-cell office:value-type="float" office:value="0.4756637" calcext:value-type="float">
            <text:p>0.4756637</text:p>
          </table:table-cell>
        </table:table-row>
        <table:table-row table:style-name="ro1">
          <table:table-cell/>
          <table:table-cell office:value-type="string" calcext:value-type="string">
            <text:p>SPP Changed TH</text:p>
          </table:table-cell>
          <table:table-cell office:value-type="float" office:value="108558484" calcext:value-type="float">
            <text:p>108558484</text:p>
          </table:table-cell>
          <table:table-cell office:value-type="float" office:value="166318930" calcext:value-type="float">
            <text:p>166318930</text:p>
          </table:table-cell>
          <table:table-cell office:value-type="float" office:value="65.667006" calcext:value-type="float">
            <text:p>65.667006</text:p>
          </table:table-cell>
          <table:table-cell office:value-type="float" office:value="417589656" calcext:value-type="float">
            <text:p>417589656</text:p>
          </table:table-cell>
          <table:table-cell office:value-type="float" office:value="0.9696311" calcext:value-type="float">
            <text:p>0.9696311</text:p>
          </table:table-cell>
          <table:table-cell office:value-type="float" office:value="0.2443554" calcext:value-type="float">
            <text:p>0.2443554</text:p>
          </table:table-cell>
        </table:table-row>
        <table:table-row table:style-name="ro1">
          <table:table-cell/>
          <table:table-cell office:value-type="string" calcext:value-type="string">
            <text:p>SPP Critical High BW Critical 10</text:p>
          </table:table-cell>
          <table:table-cell office:value-type="float" office:value="156254714" calcext:value-type="float">
            <text:p>156254714</text:p>
          </table:table-cell>
          <table:table-cell office:value-type="float" office:value="405494698" calcext:value-type="float">
            <text:p>405494698</text:p>
          </table:table-cell>
          <table:table-cell office:value-type="float" office:value="65.6834912" calcext:value-type="float">
            <text:p>65.6834912</text:p>
          </table:table-cell>
          <table:table-cell office:value-type="float" office:value="339682451" calcext:value-type="float">
            <text:p>339682451</text:p>
          </table:table-cell>
          <table:table-cell office:value-type="float" office:value="0.8562387" calcext:value-type="float">
            <text:p>0.8562387</text:p>
          </table:table-cell>
          <table:table-cell office:value-type="float" office:value="0.1165665" calcext:value-type="float">
            <text:p>0.1165665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2C Prefetch</text:p>
          </table:table-cell>
          <table:table-cell office:value-type="string" calcext:value-type="string">
            <text:p>LLC Prefetch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Critical Addr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P</text:p>
          </table:table-cell>
          <table:table-cell office:value-type="float" office:value="69125517" calcext:value-type="float">
            <text:p>69125517</text:p>
          </table:table-cell>
          <table:table-cell office:value-type="float" office:value="174717070" calcext:value-type="float">
            <text:p>174717070</text:p>
          </table:table-cell>
          <table:table-cell office:value-type="float" office:value="65.034807" calcext:value-type="float">
            <text:p>65.034807</text:p>
          </table:table-cell>
          <table:table-cell office:value-type="float" office:value="417589465" calcext:value-type="float">
            <text:p>417589465</text:p>
          </table:table-cell>
          <table:table-cell office:value-type="float" office:value="0.9740915" calcext:value-type="float">
            <text:p>0.9740915</text:p>
          </table:table-cell>
          <table:table-cell office:value-type="float" office:value="0.4720294" calcext:value-type="float">
            <text:p>0.4720294</text:p>
          </table:table-cell>
        </table:table-row>
        <table:table-row table:style-name="ro1">
          <table:table-cell/>
          <table:table-cell office:value-type="string" calcext:value-type="string">
            <text:p>SPP Critical High BW</text:p>
          </table:table-cell>
          <table:table-cell office:value-type="float" office:value="135683515" calcext:value-type="float">
            <text:p>135683515</text:p>
          </table:table-cell>
          <table:table-cell office:value-type="float" office:value="221449809" calcext:value-type="float">
            <text:p>221449809</text:p>
          </table:table-cell>
          <table:table-cell office:value-type="float" office:value="65.594556" calcext:value-type="float">
            <text:p>65.594556</text:p>
          </table:table-cell>
          <table:table-cell office:value-type="float" office:value="339565895" calcext:value-type="float">
            <text:p>339565895</text:p>
          </table:table-cell>
          <table:table-cell office:value-type="float" office:value="0.8967321" calcext:value-type="float">
            <text:p>0.8967321</text:p>
          </table:table-cell>
          <table:table-cell office:value-type="float" office:value="0.1493117" calcext:value-type="float">
            <text:p>0.1493117</text:p>
          </table:table-cell>
        </table:table-row>
        <table:table-row table:style-name="ro1">
          <table:table-cell/>
          <table:table-cell office:value-type="string" calcext:value-type="string">
            <text:p>SPP Critical High BW Critical 10</text:p>
          </table:table-cell>
          <table:table-cell office:value-type="float" office:value="156254714" calcext:value-type="float">
            <text:p>156254714</text:p>
          </table:table-cell>
          <table:table-cell office:value-type="float" office:value="405494698" calcext:value-type="float">
            <text:p>405494698</text:p>
          </table:table-cell>
          <table:table-cell office:value-type="float" office:value="65.6834912" calcext:value-type="float">
            <text:p>65.6834912</text:p>
          </table:table-cell>
          <table:table-cell office:value-type="float" office:value="339682451" calcext:value-type="float">
            <text:p>339682451</text:p>
          </table:table-cell>
          <table:table-cell office:value-type="float" office:value="0.8562387" calcext:value-type="float">
            <text:p>0.8562387</text:p>
          </table:table-cell>
          <table:table-cell office:value-type="float" office:value="0.1165665" calcext:value-type="float">
            <text:p>0.1165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3:06:58.143760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53:14.476844629</meta:creation-date>
    <dc:date>2020-05-18T01:26:09.463311479</dc:date>
    <meta:editing-duration>PT8H5M9S</meta:editing-duration>
    <meta:editing-cycles>9</meta:editing-cycles>
    <meta:generator>LibreOffice/6.0.7.3$Linux_X86_64 LibreOffice_project/00m0$Build-3</meta:generator>
    <meta:document-statistic meta:table-count="1" meta:cell-count="73" meta:object-count="0"/>
  </office:meta>
</office:document-meta>
</file>